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22-09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22-05-09 0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22-02-0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21-01-26 0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20-09-08 0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20-01-31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9-09-16 0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9-04-29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9-01-29 1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8-09-18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8-05-14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8-01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7-09-2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7-05-16 1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7-01-2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6-09-3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6-05-03 0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6-01-11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5-07-07 0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5-01-27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4-01-21 0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3-02-0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2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1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10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9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7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6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5-03-2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4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3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2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1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2000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1999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1998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1997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199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1995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70</text:p>
          </table:table-cell>
          <table:table-cell office:value-type="string" calcext:value-type="string">
            <text:p>1994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